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50bd4"/>
    </style:style>
    <style:style style:name="P2" style:family="paragraph" style:parent-style-name="Standard">
      <style:text-properties officeooo:paragraph-rsid="002b036c"/>
    </style:style>
    <style:style style:name="P3" style:family="paragraph" style:parent-style-name="Standard">
      <style:text-properties officeooo:paragraph-rsid="002eaf0b"/>
    </style:style>
    <style:style style:name="T1" style:family="text">
      <style:text-properties officeooo:rsid="002b036c"/>
    </style:style>
    <style:style style:name="T2" style:family="text">
      <style:text-properties fo:font-weight="bold" officeooo:rsid="002b036c" style:font-weight-asian="bold" style:font-weight-complex="bold"/>
    </style:style>
    <style:style style:name="T3" style:family="text">
      <style:text-properties fo:font-size="16pt" fo:font-weight="bold" officeooo:rsid="002b036c" style:font-size-asian="16pt" style:font-weight-asian="bold" style:font-size-complex="16pt" style:font-weight-complex="bold"/>
    </style:style>
    <style:style style:name="T4" style:family="text">
      <style:text-properties fo:font-size="15pt" fo:font-weight="bold" officeooo:rsid="002b036c" style:font-size-asian="15pt" style:font-weight-asian="bold" style:font-size-complex="15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b036c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eaf0b" style:font-size-asian="14pt" style:font-weight-asian="bold" style:font-size-complex="14pt" style:font-weight-complex="bold"/>
    </style:style>
    <style:style style:name="T8" style:family="text">
      <style:text-properties fo:font-size="10.5pt" fo:font-weight="bold" officeooo:rsid="002b036c" style:font-size-asian="10.5pt" style:font-weight-asian="bold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eletype"/></text:p>
      <text:p text:style-name="P1"><text:span text:style-name="Teletype"/></text:p>
      <text:p text:style-name="P1"><text:span text:style-name="Teletype"/></text:p>
      <text:p text:style-name="P1"><text:span text:style-name="Teletype"/></text:p>
      <text:p text:style-name="P1"><text:span text:style-name="Teletype"/></text:p>
      <text:p text:style-name="P1"><text:span text:style-name="Teletype"/></text:p>
      <text:p text:style-name="P1"><text:span text:style-name="Teletype"/></text:p>
      <text:p text:style-name="P1"><text:span text:style-name="Teletype"/></text:p>
      <text:p text:style-name="P1"><text:span text:style-name="Teletype"/></text:p>
      <text:p text:style-name="P1"><text:span text:style-name="Teletype"/></text:p>
      <text:p text:style-name="P1"><text:span text:style-name="Teletype"><text:span text:style-name="T8">Robert Ackermann</text:span></text:span></text:p>
      <text:p text:style-name="P2"><text:span text:style-name="Teletype"><text:span text:style-name="T8">P.O. Box 7373</text:span></text:span></text:p>
      <text:p text:style-name="P2"><text:span text:style-name="Teletype"><text:span text:style-name="T8">Fremont, CA <text:s/>94537</text:span></text:span></text:p>
      <text:p text:style-name="P1"><text:span text:style-name="Teletype"/></text:p>
      <text:p text:style-name="P1"><text:span text:style-name="Teletype"/></text:p>
      <text:p text:style-name="P1"><text:span text:style-name="Teletype"/></text:p>
      <text:p text:style-name="P2"><text:span text:style-name="Teletype"><text:tab/><text:tab/><text:tab/><text:tab/><text:tab/><text:tab/><text:tab/><text:tab/></text:span></text:p>
      <text:p text:style-name="P2"><text:span text:style-name="Teletype"/></text:p>
      <text:p text:style-name="P2"><text:span text:style-name="Teletype"/></text:p>
      <text:p text:style-name="P2"><text:span text:style-name="Teletype"/></text:p>
      <text:p text:style-name="P3"><text:span text:style-name="Teletype"><text:span text:style-name="T1"><text:tab/><text:tab/><text:tab/><text:tab/><text:tab/><text:tab/><text:tab/><text:tab/><text:tab/></text:span></text:span><text:span text:style-name="Teletype"><text:span text:style-name="T3">MINEX ENGINEERING CORP.</text:span></text:span></text:p>
      <text:p text:style-name="P3"><text:span text:style-name="Teletype"><text:span text:style-name="T5"><text:tab/><text:tab/><text:tab/><text:tab/><text:tab/><text:tab/><text:tab/><text:tab/><text:tab/></text:span></text:span><text:span text:style-name="Teletype"><text:span text:style-name="T7">1000 Apollo Ct. <text:s/>Unit G.</text:span></text:span></text:p>
      <text:p text:style-name="P3"><text:span text:style-name="Teletype"><text:span text:style-name="T5"><text:tab/><text:tab/><text:tab/><text:tab/><text:tab/><text:tab/><text:tab/><text:tab/><text:tab/></text:span></text:span><text:span text:style-name="Teletype"><text:span text:style-name="T7">Antioch, CA <text:s/>94509</text:span></text:span></text:p>
      <text:p text:style-name="P2"><text:span text:style-name="Teletype"><text:span text:style-name="T5"><text:tab/><text:tab/><text:tab/><text:tab/><text:tab/><text:tab/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1.6043in" fo:margin-right="0.062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Ackermann</meta:initial-creator>
    <meta:creation-date>2014-06-19T11:24:20.427113741</meta:creation-date>
    <meta:printed-by>Robert Ackermann</meta:printed-by>
    <meta:print-date>2014-10-20T19:22:57.443309573</meta:print-date>
    <dc:date>2014-10-20T19:24:01.058144943</dc:date>
    <dc:creator>Robert Ackermann</dc:creator>
    <meta:editing-duration>PT20S</meta:editing-duration>
    <meta:editing-cycles>1</meta:editing-cycles>
    <meta:generator>LibreOffice/4.1.3.2$Linux_X86_64 LibreOffice_project/410m0$Build-2</meta:generator>
    <meta:document-statistic meta:table-count="0" meta:image-count="0" meta:object-count="0" meta:page-count="1" meta:paragraph-count="8" meta:word-count="19" meta:character-count="155" meta:non-whitespace-character-count="96"/>
  </office:meta>
</office:document-meta>
</file>